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1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1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1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gr17" style:family="graphic" style:parent-style-name="standard">
      <style:graphic-properties draw:stroke="dash" draw:stroke-dash="Ultrafine_20_Dashed" svg:stroke-width="0.01cm" svg:stroke-color="#000000" draw:marker-start-width="0.215cm" draw:marker-end-width="0.215cm" draw:fill="none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style:font-name="Sans serif1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Sans serif1" fo:font-size="7pt" style:font-size-asian="7pt" style:font-size-complex="7pt"/>
    </style:style>
    <style:style style:name="P5" style:family="paragraph">
      <style:paragraph-properties fo:text-align="center"/>
      <style:text-properties style:font-name="Sans serif1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style:font-name="Sans serif1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Sans Serif1" fo:font-size="8pt" style:font-size-asian="18pt" style:font-size-complex="18pt"/>
    </style:style>
    <style:style style:name="T1" style:family="text">
      <style:text-properties style:font-name="Sans serif1" fo:font-size="8pt" style:font-size-asian="8pt" style:font-size-complex="8pt"/>
    </style:style>
    <style:style style:name="T2" style:family="text">
      <style:text-properties style:use-window-font-color="true" style:font-name="Sans serif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style:font-name="Sans serif1" fo:font-size="6.5pt" style:font-size-asian="6.5pt" style:font-size-complex="6.5pt"/>
    </style:style>
    <style:style style:name="T4" style:family="text">
      <style:text-properties fo:color="#000000" style:font-name="Sans serif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Sans serif1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Sans serif1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style:font-name="Sans serif1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style:font-name="Sans serif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style:font-name="Sans serif1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Sans Serif1" fo:font-size="8pt" style:font-size-asian="18pt" style:font-size-complex="18pt"/>
    </style:style>
    <style:style style:name="T11" style:family="text">
      <style:text-properties fo:color="#4c4c4c" style:font-name="Sans serif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style:font-name="Sans serif1" fo:font-size="7pt" fo:font-weight="bold" style:font-size-asian="7pt" style:font-weight-asian="bold" style:font-size-complex="7pt" style:font-weight-complex="bold"/>
    </style:style>
    <style:style style:name="T13" style:family="text">
      <style:text-properties fo:color="#4c4c4c" style:font-name="Sans serif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:8190 Exception class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3.6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4.099cm" svg:x2="23.75cm" svg:y2="24.423cm" draw:start-shape="id3" draw:start-glue-point="3" draw:end-shape="id1" draw:end-glue-point="17" svg:d="m27000 14099c-2437 0-813 10324-3250 10324" svg:viewBox="0 0 3251 103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2.1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2.588cm" svg:x2="32.25cm" svg:y2="13.877cm" draw:start-shape="id5" draw:start-glue-point="3" draw:end-shape="id3" draw:end-glue-point="4" svg:d="m35250 125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3.6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4.088cm" svg:x2="32.25cm" svg:y2="14.099cm" draw:start-shape="id6" draw:start-glue-point="3" draw:end-shape="id3" draw:end-glue-point="1" svg:d="m35250 14088c-2250 0-750 11-3000 11" svg:viewBox="0 0 3001 12">
          <text:p/>
        </draw:connector>
        <draw:frame draw:style-name="gr2" draw:text-style-name="P5" xml:id="id7" draw:id="id7" draw:layer="layout" svg:width="5.5cm" svg:height="1.156cm" svg:x="35.25cm" svg:y="15.1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5.722cm" svg:x2="32.25cm" svg:y2="14.321cm" draw:start-shape="id7" draw:start-glue-point="3" draw:end-shape="id3" draw:end-glue-point="5" svg:d="m35250 157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30.3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30.794cm" svg:x2="23.75cm" svg:y2="24.668cm" draw:start-shape="id8" draw:start-glue-point="3" draw:end-shape="id1" draw:end-glue-point="20" svg:d="m27000 30794c-2437 0-813-6126-3250-6126" svg:viewBox="0 0 3251 6127">
          <text:p/>
        </draw:connector>
        <draw:frame draw:style-name="gr2" draw:text-style-name="P5" xml:id="id9" draw:id="id9" draw:layer="layout" svg:width="5.25cm" svg:height="0.889cm" svg:x="27cm" svg:y="19.4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19.91cm" svg:x2="23.75cm" svg:y2="24.546cm" draw:start-shape="id9" draw:start-glue-point="3" draw:end-shape="id1" draw:end-glue-point="18" svg:d="m27000 19910c-2437 0-813 4636-3250 4636" svg:viewBox="0 0 3251 4637">
          <text:p/>
        </draw:connector>
        <draw:frame draw:style-name="gr1" draw:text-style-name="P2" draw:layer="layout" svg:width="5.5cm" svg:height="2.621cm" svg:x="35.25cm" svg:y="28.7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8.7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9.144cm" svg:x2="32.25cm" svg:y2="30.572cm" draw:start-shape="id10" draw:start-glue-point="3" draw:end-shape="id8" draw:end-glue-point="4" svg:d="m35250 291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32.1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32.588cm" svg:x2="32.25cm" svg:y2="31.016cm" draw:start-shape="id11" draw:start-glue-point="3" draw:end-shape="id8" draw:end-glue-point="5" svg:d="m35250 325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18.6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071cm" svg:x2="32.25cm" svg:y2="19.762cm" draw:start-shape="id12" draw:start-glue-point="3" draw:end-shape="id9" draw:end-glue-point="6" svg:d="m35250 190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7.8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8.096cm" svg:x2="23.75cm" svg:y2="24.75cm" draw:start-shape="id13" draw:start-glue-point="4" draw:end-shape="id1" draw:end-glue-point="12" svg:d="m27000 38096c-2437 0-813-13346-3250-13346" svg:viewBox="0 0 3251 13347">
          <text:p/>
        </draw:connector>
        <draw:frame draw:style-name="gr2" draw:text-style-name="P5" xml:id="id14" draw:id="id14" draw:layer="layout" svg:width="5.25cm" svg:height="0.889cm" svg:x="27cm" svg:y="39.3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9.744cm" svg:x2="23.75cm" svg:y2="24.833cm" draw:start-shape="id14" draw:start-glue-point="3" draw:end-shape="id1" draw:end-glue-point="21" svg:d="m27000 39744c-2437 0-813-14911-3250-14911" svg:viewBox="0 0 3251 14912">
          <text:p/>
        </draw:connector>
        <draw:frame draw:style-name="gr2" draw:text-style-name="P5" xml:id="id15" draw:id="id15" draw:layer="layout" svg:width="5.5cm" svg:height="0.889cm" svg:x="35.25cm" svg:y="17.0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7.51cm" svg:x2="32.25cm" svg:y2="19.614cm" draw:start-shape="id15" draw:start-glue-point="3" draw:end-shape="id9" draw:end-glue-point="4" svg:d="m35250 17510c-2250 0-750 2104-3000 2104" svg:viewBox="0 0 3001 2105">
          <text:p/>
        </draw:connector>
        <draw:frame draw:style-name="gr2" draw:text-style-name="P5" xml:id="id16" draw:id="id16" draw:layer="layout" svg:width="5.25cm" svg:height="0.889cm" svg:x="27cm" svg:y="15.501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15.945cm" svg:x2="23.75cm" svg:y2="24.464cm" draw:start-shape="id16" draw:start-glue-point="3" draw:end-shape="id1" draw:end-glue-point="8" svg:d="m27000 15945c-2437 0-813 8519-3250 8519" svg:viewBox="0 0 3251 8520">
          <text:p/>
        </draw:connector>
        <draw:frame draw:style-name="gr2" draw:text-style-name="P5" xml:id="id17" draw:id="id17" draw:layer="layout" svg:width="5.5cm" svg:height="0.889cm" svg:x="35.25cm" svg:y="21.7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21cm" svg:x2="32.25cm" svg:y2="20.206cm" draw:start-shape="id17" draw:start-glue-point="3" draw:end-shape="id9" draw:end-glue-point="5" svg:d="m35250 22210c-2250 0-750-2004-3000-2004" svg:viewBox="0 0 3001 2005">
          <text:p/>
        </draw:connector>
        <draw:frame draw:style-name="gr7" draw:text-style-name="P5" xml:id="id18" draw:id="id18" draw:layer="layout" svg:width="5.25cm" svg:height="1.156cm" svg:x="27cm" svg:y="11.6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2.272cm" svg:x2="23.75cm" svg:y2="24.259cm" draw:start-shape="id18" draw:start-glue-point="3" draw:end-shape="id1" draw:end-glue-point="6" svg:d="m27000 12272c-2437 0-813 11987-3250 11987" svg:viewBox="0 0 3251 11988">
          <text:p/>
        </draw:connector>
        <draw:frame draw:style-name="gr6" draw:text-style-name="P5" xml:id="id19" draw:id="id19" draw:layer="layout" svg:width="4.25cm" svg:height="0.889cm" svg:x="42.75cm" svg:y="19.3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19.631cm" svg:x2="40.75cm" svg:y2="19.293cm" draw:start-shape="id19" draw:start-glue-point="6" draw:end-shape="id12" draw:end-glue-point="5" svg:d="m42750 19631c-1500 0-500-338-2000-338" svg:viewBox="0 0 2001 339">
          <text:p/>
        </draw:connector>
        <draw:frame draw:style-name="gr2" draw:text-style-name="P5" xml:id="id20" draw:id="id20" draw:layer="layout" svg:width="5.5cm" svg:height="0.889cm" svg:x="35.25cm" svg:y="20.2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0.655cm" svg:x2="32.25cm" svg:y2="19.91cm" draw:start-shape="id20" draw:start-glue-point="3" draw:end-shape="id9" svg:d="m35250 20655c-2250 0-750-745-3000-745" svg:viewBox="0 0 3001 746">
          <text:p/>
        </draw:connector>
        <draw:connector draw:style-name="gr3" draw:text-style-name="P3" draw:layer="layout" draw:type="curve" svg:x1="42.75cm" svg:y1="20.011cm" svg:x2="40.75cm" svg:y2="20.433cm" draw:start-shape="id19" draw:start-glue-point="7" draw:end-shape="id20" draw:end-glue-point="4" svg:d="m42750 20011c-1500 0-500 422-2000 422" svg:viewBox="0 0 2001 423">
          <text:p/>
        </draw:connector>
        <draw:frame draw:style-name="gr5" draw:text-style-name="P4" xml:id="id21" draw:id="id21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8" draw:text-style-name="P3" draw:layer="layout" draw:type="curve" svg:x1="13cm" svg:y1="24.594cm" svg:x2="5.5cm" svg:y2="24.591cm" draw:start-shape="id2" draw:start-glue-point="3" draw:end-shape="id21" draw:end-glue-point="1" svg:d="m13000 24594c-5625 0-1875-3-7500-3" svg:viewBox="0 0 7501 4">
          <text:p/>
        </draw:connector>
        <draw:frame draw:style-name="gr2" draw:text-style-name="P5" xml:id="id22" draw:id="id22" draw:layer="layout" svg:width="5.25cm" svg:height="0.889cm" svg:x="27cm" svg:y="21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1.644cm" svg:x2="23.75cm" svg:y2="24.587cm" draw:start-shape="id22" draw:start-glue-point="3" draw:end-shape="id1" draw:end-glue-point="19" svg:d="m27000 21644c-2437 0-813 2943-3250 2943" svg:viewBox="0 0 3251 2944">
          <text:p/>
        </draw:connector>
        <draw:frame draw:style-name="gr1" draw:text-style-name="P2" draw:layer="layout" svg:width="5.25cm" svg:height="3.611cm" svg:x="27cm" svg:y="40.8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3" draw:id="id23" draw:layer="layout" svg:width="5.25cm" svg:height="0.889cm" svg:x="27cm" svg:y="40.8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41.244cm" svg:x2="23.75cm" svg:y2="24.915cm" draw:start-shape="id23" draw:start-glue-point="3" draw:end-shape="id1" draw:end-glue-point="14" svg:d="m27000 41244c-2437 0-813-16329-3250-16329" svg:viewBox="0 0 3251 16330">
          <text:p/>
        </draw:connector>
        <draw:frame draw:style-name="gr1" draw:text-style-name="P2" draw:layer="layout" svg:width="5.25cm" svg:height="2.621cm" svg:x="27cm" svg:y="34.4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5.645cm" svg:x2="23.75cm" svg:y2="24.956cm" draw:start-shape="id24" draw:start-glue-point="3" draw:end-shape="id1" draw:end-glue-point="15" svg:d="m27000 45645c-2437 0-813-20689-3250-20689" svg:viewBox="0 0 3251 20690">
          <text:p/>
        </draw:connector>
        <draw:frame draw:style-name="gr2" draw:text-style-name="P5" xml:id="id24" draw:id="id24" draw:layer="layout" svg:width="5.25cm" svg:height="0.889cm" svg:x="27cm" svg:y="45.201cm">
          <draw:text-box>
            <text:p text:style-name="P3"><text:span text:style-name="T2">text::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9" draw:text-style-name="P5" xml:id="id25" draw:id="id25" draw:layer="layout" svg:width="5.5cm" svg:height="0.889cm" svg:x="35.25cm" svg:y="44.451cm">
          <draw:text-box>
            <text:p text:style-name="P3"><text:span text:style-name="T2">text::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4.895cm" svg:x2="32.25cm" svg:y2="45.423cm" draw:start-shape="id25" draw:start-glue-point="3" draw:end-shape="id24" draw:end-glue-point="4" svg:d="m35250 44895c-2250 0-750 528-3000 528" svg:viewBox="0 0 3001 529">
          <text:p/>
        </draw:connector>
        <draw:frame draw:style-name="gr10" draw:text-style-name="P5" xml:id="id26" draw:id="id26" draw:layer="layout" svg:width="5.5cm" svg:height="0.889cm" svg:x="35.25cm" svg:y="45.895cm">
          <draw:text-box>
            <text:p text:style-name="P3"><text:span text:style-name="T2">text::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6.339cm" svg:x2="32.25cm" svg:y2="45.867cm" draw:start-shape="id26" draw:start-glue-point="3" draw:end-shape="id24" draw:end-glue-point="5" svg:d="m35250 46339c-2250 0-750-472-3000-472" svg:viewBox="0 0 3001 473">
          <text:p/>
        </draw:connector>
        <draw:frame draw:style-name="gr2" draw:text-style-name="P4" xml:id="id27" draw:id="id27" draw:layer="layout" svg:width="4cm" svg:height="0.622cm" svg:x="7.8cm" svg:y="38.1cm">
          <draw:text-box>
            <text:p text:style-name="P3"><text:span text:style-name="T2">std::bad_alloc</text:span></text:p>
          </draw:text-box>
        </draw:frame>
        <draw:connector draw:style-name="gr8" draw:text-style-name="P3" draw:layer="layout" draw:type="curve" svg:x1="27cm" svg:y1="38.392cm" svg:x2="11.8cm" svg:y2="38.411cm" draw:start-shape="id13" draw:start-glue-point="5" draw:end-shape="id27" draw:end-glue-point="1" svg:d="m27000 38392c-11400 0-3800 19-15200 19" svg:viewBox="0 0 15201 20">
          <text:p/>
        </draw:connector>
        <draw:connector draw:style-name="gr3" draw:text-style-name="P3" draw:layer="layout" draw:type="curve" svg:x1="7.8cm" svg:y1="38.411cm" svg:x2="5.5cm" svg:y2="24.688cm" draw:start-shape="id27" draw:start-glue-point="3" draw:end-shape="id21" draw:end-glue-point="6" svg:d="m7800 38411c-1725 0-575-13723-2300-13723" svg:viewBox="0 0 2301 1372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8" draw:start-glue-point="3" draw:end-shape="id2" draw:end-glue-point="5" svg:d="m20000 21444c-1875 0-625 2928-2500 2928" svg:viewBox="0 0 2501 2929">
          <text:p/>
        </draw:connector>
        <draw:frame draw:style-name="gr2" draw:text-style-name="P5" xml:id="id28" draw:id="id28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1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4.844cm" svg:x2="23.75cm" svg:y2="24.709cm" draw:start-shape="id29" draw:start-glue-point="3" draw:end-shape="id1" draw:end-glue-point="11" svg:d="m27000 34844c-2437 0-813-10135-3250-10135" svg:viewBox="0 0 3251 10136">
          <text:p/>
        </draw:connector>
        <draw:frame draw:style-name="gr6" draw:text-style-name="P5" xml:id="id30" draw:id="id30" draw:layer="layout" svg:width="5.45cm" svg:height="0.889cm" svg:x="35.3cm" svg:y="35.2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5.646cm" svg:x2="32.25cm" svg:y2="35.066cm" draw:start-shape="id30" draw:start-glue-point="3" draw:end-shape="id29" draw:end-glue-point="5" svg:d="m35300 35646c-2287 0-763-580-3050-580" svg:viewBox="0 0 3051 581">
          <text:p/>
        </draw:connector>
        <draw:frame draw:style-name="gr2" draw:text-style-name="P5" xml:id="id29" draw:id="id29" draw:layer="layout" svg:width="5.25cm" svg:height="0.889cm" svg:x="27cm" svg:y="34.4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1" draw:id="id31" draw:layer="layout" svg:width="5.45cm" svg:height="0.889cm" svg:x="35.3cm" svg:y="33.7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4.147cm" svg:x2="32.25cm" svg:y2="34.622cm" draw:start-shape="id31" draw:end-shape="id29" draw:end-glue-point="4" svg:d="m35300 34147c-2287 0-763 475-3050 475" svg:viewBox="0 0 3051 476">
          <text:p/>
        </draw:connector>
        <draw:frame draw:style-name="gr2" draw:text-style-name="P5" xml:id="id32" draw:id="id32" draw:layer="layout" svg:width="5.25cm" svg:height="1.156cm" svg:x="27cm" svg:y="17.3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17.972cm" svg:x2="23.75cm" svg:y2="24.505cm" draw:start-shape="id32" draw:start-glue-point="3" draw:end-shape="id1" draw:end-glue-point="9" svg:d="m27000 17972c-2437 0-813 6533-3250 6533" svg:viewBox="0 0 3251 6534">
          <text:p/>
        </draw:connector>
        <draw:frame draw:style-name="gr12" draw:text-style-name="P9" draw:layer="layout" svg:width="1.602cm" svg:height="0.331cm" svg:x="10.646cm" svg:y="24.169cm">
          <draw:text-box>
            <text:p text:style-name="P8"><text:span text:style-name="T10">related_std</text:span></text:p>
          </draw:text-box>
        </draw:frame>
        <draw:frame draw:style-name="gr12" draw:text-style-name="P9" draw:layer="layout" svg:width="1.602cm" svg:height="0.331cm" svg:x="22.896cm" svg:y="37.85cm">
          <draw:text-box>
            <text:p text:style-name="P8"><text:span text:style-name="T10">related_std</text:span></text:p>
          </draw:text-box>
        </draw:frame>
        <draw:frame draw:style-name="gr2" draw:text-style-name="P5" xml:id="id33" draw:id="id33" draw:layer="layout" svg:width="5.25cm" svg:height="0.889cm" svg:x="27cm" svg:y="23.301cm">
          <draw:text-box>
            <text:p text:style-name="P3"><text:span text:style-name="T2">iterator_error</text:span></text:p>
            <text:p text:style-name="P3"><text:span text:style-name="T3">Invalid iterator operation</text:span></text:p>
          </draw:text-box>
        </draw:frame>
        <draw:connector draw:style-name="gr3" draw:text-style-name="P3" draw:layer="layout" draw:type="curve" svg:x1="27cm" svg:y1="23.745cm" svg:x2="23.75cm" svg:y2="24.627cm" draw:start-shape="id33" draw:start-glue-point="3" draw:end-shape="id1" draw:end-glue-point="10" svg:d="m27000 23745c-2437 0-813 882-3250 882" svg:viewBox="0 0 3251 883">
          <text:p/>
        </draw:connector>
        <draw:frame draw:style-name="gr1" draw:text-style-name="P2" draw:layer="layout" svg:width="5.5cm" svg:height="4.601cm" svg:x="35.25cm" svg:y="23.353cm">
          <draw:text-box>
            <text:p text:style-name="P1"><text:span text:style-name="T1">m_pContBegin</text:span></text:p>
            <text:p text:style-name="P1"><text:span text:style-name="T1">m_pContEnd</text:span></text:p>
            <text:p text:style-name="P1"><text:span text:style-name="T1">m_pInvalid</text:span></text:p>
            <text:p text:style-name="P1"><text:span text:style-name="T1">container_begin_pointer()</text:span></text:p>
            <text:p text:style-name="P1"><text:span text:style-name="T1">container_end_pointer()</text:span></text:p>
            <text:p text:style-name="P1"><text:span text:style-name="T1">iterator_pointer()</text:span></text:p>
            <text:p text:style-name="P1"><text:span text:style-name="T1">_print_extended_info() +</text:span></text:p>
          </draw:text-box>
        </draw:frame>
        <draw:frame draw:style-name="gr2" draw:text-style-name="P5" xml:id="id34" draw:id="id34" draw:layer="layout" svg:width="5.5cm" svg:height="0.889cm" svg:x="35.25cm" svg:y="23.353cm">
          <draw:text-box>
            <text:p text:style-name="P3"><text:span text:style-name="T2">pointer_iterator_error</text:span></text:p>
            <text:p text:style-name="P3"><text:span text:style-name="T3">Invalid operation on a pointer-like iterator</text:span></text:p>
          </draw:text-box>
        </draw:frame>
        <draw:connector draw:style-name="gr3" draw:text-style-name="P3" draw:layer="layout" draw:type="curve" svg:x1="35.25cm" svg:y1="23.797cm" svg:x2="32.25cm" svg:y2="23.745cm" draw:start-shape="id34" draw:start-glue-point="3" draw:end-shape="id33" draw:end-glue-point="1" svg:d="m35250 23797c-2250 0-750-52-3000-52" svg:viewBox="0 0 3001 53">
          <text:p/>
        </draw:connector>
      </draw:page>
      <draw:page draw:name="Base data types" draw:style-name="dp1" draw:master-page-name="Predefinito">
        <draw:frame draw:style-name="gr2" draw:text-style-name="P5" xml:id="id36" draw:id="id36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5" draw:id="id35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35" draw:start-glue-point="3" draw:end-shape="id36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37" draw:start-glue-point="3" draw:end-shape="id36" draw:end-glue-point="5" svg:d="m19000 14578c-1500 0-500-1003-2000-1003" svg:viewBox="0 0 2001 1004">
          <text:p/>
        </draw:connector>
        <draw:connector draw:style-name="gr3" draw:text-style-name="P3" draw:layer="layout" draw:type="curve" svg:x1="34cm" svg:y1="17.044cm" svg:x2="24.5cm" svg:y2="14.825cm" draw:start-shape="id38" draw:start-glue-point="3" draw:end-shape="id37" draw:end-glue-point="5" svg:d="m34000 17044c-7125 0-2375-2219-9500-2219" svg:viewBox="0 0 9501 2220">
          <text:p/>
        </draw:connector>
        <draw:frame draw:style-name="gr13" draw:text-style-name="P5" xml:id="id38" draw:id="id38" draw:layer="layout" svg:width="3cm" svg:height="0.889cm" svg:x="34cm" svg:y="16.6cm">
          <draw:text-box>
            <text:p text:style-name="P3"><text:span text:style-name="T11">base_str</text:span></text:p>
            <text:p text:style-name="P3"><text:span text:style-name="T3">Base immutable string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8.628cm" svg:x2="37cm" svg:y2="17.234cm" draw:start-shape="id39" draw:start-glue-point="3" draw:end-shape="id38" draw:end-glue-point="5" svg:d="m39200 18628c-1650 0-550-1394-2200-1394" svg:viewBox="0 0 2201 1395">
          <text:p/>
        </draw:connector>
        <draw:frame draw:style-name="gr13" draw:text-style-name="P5" xml:id="id39" draw:id="id39" draw:layer="layout" svg:width="4.25cm" svg:height="1.156cm" svg:x="39.2cm" svg:y="18.05cm">
          <draw:text-box>
            <text:p text:style-name="P3"><text:span text:style-name="T11">mstr</text:span></text:p>
            <text:p text:style-name="P3"><text:span text:style-name="T3">Mutable (statically- or dynamically-allocated) string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7" draw:id="id37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40" draw:start-glue-point="3" draw:end-shape="id37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41" draw:start-glue-point="3" draw:end-shape="id35" draw:end-glue-point="1" svg:d="m26500 11828c-1500 0-500 16-2000 16" svg:viewBox="0 0 2001 17">
          <text:p/>
        </draw:connector>
        <draw:frame draw:style-name="gr2" draw:text-style-name="P5" xml:id="id41" draw:id="id41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2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connector draw:style-name="gr3" draw:text-style-name="P3" draw:layer="layout" draw:type="curve" svg:x1="34cm" svg:y1="12.538cm" svg:x2="31.75cm" svg:y2="11.828cm" draw:start-shape="id42" draw:start-glue-point="3" draw:end-shape="id41" draw:end-glue-point="1" svg:d="m34000 12538c-1687 0-563-710-2250-710" svg:viewBox="0 0 2251 711">
          <text:p/>
        </draw:connector>
        <draw:frame draw:style-name="gr2" draw:text-style-name="P5" xml:id="id40" draw:id="id40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2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svg:x1="34cm" svg:y1="12.538cm" svg:x2="31.75cm" svg:y2="13.278cm" draw:start-shape="id42" draw:start-glue-point="3" draw:end-shape="id40" draw:end-glue-point="1" svg:d="m34000 12538c-1687 0-563 740-2250 740" svg:viewBox="0 0 2251 741">
          <text:p/>
        </draw:connector>
        <draw:connector draw:style-name="gr3" draw:text-style-name="P3" draw:layer="layout" draw:type="curve" svg:x1="45.75cm" svg:y1="17.434cm" svg:x2="43.45cm" svg:y2="18.381cm" draw:start-shape="id43" draw:start-glue-point="3" draw:end-shape="id39" draw:end-glue-point="4" svg:d="m45750 17434c-1725 0-575 947-2300 947" svg:viewBox="0 0 2301 948">
          <text:p/>
        </draw:connector>
        <draw:frame draw:style-name="gr14" draw:text-style-name="P5" xml:id="id43" draw:id="id43" draw:layer="layout" svg:width="3.45cm" svg:height="1.156cm" svg:x="45.75cm" svg:y="16.856cm">
          <draw:text-box>
            <text:p text:style-name="P3"><text:span text:style-name="T4">dmstr</text:span></text:p>
            <text:p text:style-name="P3"><text:span text:style-name="T3">Dynamically-allocated mutable string</text:span></text:p>
          </draw:text-box>
        </draw:frame>
        <draw:connector draw:style-name="gr3" draw:text-style-name="P3" draw:layer="layout" draw:type="curve" svg:x1="39.2cm" svg:y1="16.378cm" svg:x2="37cm" svg:y2="16.854cm" draw:start-shape="id44" draw:start-glue-point="3" draw:end-shape="id38" draw:end-glue-point="4" svg:d="m39200 16378c-1650 0-550 476-2200 476" svg:viewBox="0 0 2201 477">
          <text:p/>
        </draw:connector>
        <draw:frame draw:style-name="gr15" draw:text-style-name="P5" xml:id="id44" draw:id="id44" draw:layer="layout" svg:width="4.25cm" svg:height="1.156cm" svg:x="39.2cm" svg:y="15.8cm">
          <draw:text-box>
            <text:p text:style-name="P3"><text:span text:style-name="T4">istr</text:span></text:p>
            <text:p text:style-name="P3"><text:span text:style-name="T3">Immutable (read-only-, statically- or dynamically-allocated) string</text:span></text:p>
          </draw:text-box>
        </draw:frame>
        <draw:connector draw:style-name="gr3" draw:text-style-name="P3" draw:layer="layout" draw:type="curve" svg:x1="45.75cm" svg:y1="19.828cm" svg:x2="43.45cm" svg:y2="18.875cm" draw:start-shape="id45" draw:start-glue-point="3" draw:end-shape="id39" draw:end-glue-point="5" svg:d="m45750 19828c-1725 0-575-953-2300-953" svg:viewBox="0 0 2301 954">
          <text:p/>
        </draw:connector>
        <draw:frame draw:style-name="gr16" draw:text-style-name="P5" xml:id="id45" draw:id="id45" draw:layer="layout" svg:width="3.45cm" svg:height="1.444cm" svg:x="45.75cm" svg:y="19.106cm">
          <draw:text-box>
            <text:p text:style-name="P3"><text:span text:style-name="T4">smstr</text:span></text:p>
            <text:p text:style-name="P3"><text:span text:style-name="T12">&lt;cchStatic&gt;</text:span></text:p>
            <text:p text:style-name="P3"><text:span text:style-name="T3">Statically- or dynamically-allocated mutable string</text:span></text:p>
          </draw:text-box>
        </draw:frame>
        <draw:frame draw:style-name="gr13" draw:text-style-name="P5" xml:id="id42" draw:id="id42" draw:layer="layout" svg:width="3cm" svg:height="1.177cm" svg:x="34cm" svg:y="11.95cm">
          <draw:text-box>
            <text:p text:style-name="P3"><text:span text:style-name="T11">base_vector</text:span></text:p>
            <text:p text:style-name="P3"><text:span text:style-name="T13">&lt;T&gt;</text:span></text:p>
            <text:p text:style-name="P3"><text:span text:style-name="T3">Base immutable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3.222cm" svg:x2="37cm" svg:y2="12.79cm" draw:start-shape="id46" draw:start-glue-point="3" draw:end-shape="id42" draw:end-glue-point="5" svg:d="m39200 13222c-1650 0-550-432-2200-432" svg:viewBox="0 0 2201 433">
          <text:p/>
        </draw:connector>
        <draw:frame draw:style-name="gr13" draw:text-style-name="P5" xml:id="id46" draw:id="id46" draw:layer="layout" svg:width="4.25cm" svg:height="1.444cm" svg:x="39.2cm" svg:y="12.5cm">
          <draw:text-box>
            <text:p text:style-name="P3"><text:span text:style-name="T11">mvector</text:span></text:p>
            <text:p text:style-name="P3"><text:span text:style-name="T13">&lt;T&gt;</text:span></text:p>
            <text:p text:style-name="P3"><text:span text:style-name="T3">Mutable (statically- or dynamically-allocated)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45.75cm" svg:y1="12.028cm" svg:x2="43.45cm" svg:y2="12.913cm" draw:start-shape="id47" draw:start-glue-point="3" draw:end-shape="id46" draw:end-glue-point="4" svg:d="m45750 12028c-1725 0-575 885-2300 885" svg:viewBox="0 0 2301 886">
          <text:p/>
        </draw:connector>
        <draw:frame draw:style-name="gr14" draw:text-style-name="P5" xml:id="id47" draw:id="id47" draw:layer="layout" svg:width="3.45cm" svg:height="1.444cm" svg:x="45.75cm" svg:y="11.306cm">
          <draw:text-box>
            <text:p text:style-name="P3"><text:span text:style-name="T4">dmvector</text:span></text:p>
            <text:p text:style-name="P3"><text:span text:style-name="T12">&lt;T&gt;</text:span></text:p>
            <text:p text:style-name="P3"><text:span text:style-name="T3">Dynamically-allocated mutable vector</text:span></text:p>
          </draw:text-box>
        </draw:frame>
        <draw:connector draw:style-name="gr8" draw:text-style-name="P3" draw:layer="layout" draw:type="curve" svg:x1="39.2cm" svg:y1="10.972cm" svg:x2="37cm" svg:y2="12.286cm" draw:start-shape="id48" draw:start-glue-point="3" draw:end-shape="id42" draw:end-glue-point="4" svg:d="m39200 10972c-1650 0-550 1314-2200 1314" svg:viewBox="0 0 2201 1315">
          <text:p/>
        </draw:connector>
        <draw:frame draw:style-name="gr17" draw:text-style-name="P5" xml:id="id48" draw:id="id48" draw:layer="layout" svg:width="4.25cm" svg:height="1.444cm" svg:x="39.2cm" svg:y="10.25cm">
          <draw:text-box>
            <text:p text:style-name="P3"><text:span text:style-name="T4">ivector</text:span></text:p>
            <text:p text:style-name="P3"><text:span text:style-name="T12">&lt;T&gt;</text:span></text:p>
            <text:p text:style-name="P3"><text:span text:style-name="T3">Immutable (read-only-, statically- or dynamically-allocated) vector</text:span></text:p>
          </draw:text-box>
        </draw:frame>
        <draw:connector draw:style-name="gr3" draw:text-style-name="P3" draw:layer="layout" draw:type="curve" svg:x1="45.75cm" svg:y1="14.278cm" svg:x2="43.45cm" svg:y2="13.531cm" draw:start-shape="id49" draw:start-glue-point="3" draw:end-shape="id46" draw:end-glue-point="5" svg:d="m45750 14278c-1725 0-575-747-2300-747" svg:viewBox="0 0 2301 748">
          <text:p/>
        </draw:connector>
        <draw:frame draw:style-name="gr16" draw:text-style-name="P5" xml:id="id49" draw:id="id49" draw:layer="layout" svg:width="3.45cm" svg:height="1.444cm" svg:x="45.75cm" svg:y="13.556cm">
          <draw:text-box>
            <text:p text:style-name="P3"><text:span text:style-name="T4">smvector</text:span></text:p>
            <text:p text:style-name="P3"><text:span text:style-name="T12">&lt;T, ciStatic&gt;</text:span></text:p>
            <text:p text:style-name="P3"><text:span text:style-name="T3">Statically- or dynamically-allocated mutable vector</text:span></text:p>
          </draw:text-box>
        </draw:frame>
        <draw:frame draw:style-name="gr12" draw:text-style-name="P9" draw:layer="layout" svg:width="1.382cm" svg:height="0.331cm" svg:x="37.656cm" svg:y="10.37cm">
          <draw:text-box>
            <text:p text:style-name="P8"><text:span text:style-name="T10">(plann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zxx" fo:country="non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4-06-25T22:09:33.794154757</dc:date>
    <dc:creator>Raffaello D. Di Napoli</dc:creator>
    <meta:editing-duration>P41DT13H50M27S</meta:editing-duration>
    <meta:editing-cycles>378</meta:editing-cycles>
    <meta:generator>LibreOffice/4.1.4.2$Linux_X86_64 LibreOffice_project/410m0$Build-2</meta:generator>
    <meta:document-statistic meta:object-count="110"/>
  </office:meta>
</office:document-meta>
</file>